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1"><text:span text:style-name="T1">&lt;</text:span><text:span text:style-name="T2">title</text:span><text:span text:style-name="T1">&gt;</text:span>ukmi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h2</text:span><text:span text:style-name="T1">&gt;</text:span>User Survey Questionnaire of the Medicines Information <text:span text:style-name="T1">&lt;</text:span><text:span text:style-name="T2">br</text:span><text:span text:style-name="T1">&gt;</text:span>Service<text:span text:style-name="T1">&lt;/</text:span><text:span text:style-name="T2">h2</text:span><text:span text:style-name="T1">&gt;</text:span></text:p>
      <text:p text:style-name="P2"/>
      <text:p text:style-name="P1"><text:span text:style-name="T1">&lt;</text:span><text:span text:style-name="T2">form</text:span> <text:span text:style-name="T3">action</text:span>=<text:span text:style-name="T4">""</text:span> <text:span text:style-name="T3">method</text:span>=<text:span text:style-name="T4">"get"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table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fcntre"</text:span><text:span text:style-name="T1">&gt;</text:span>Centre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Centre"</text:span> <text:span text:style-name="T3">id</text:span>=<text:span text:style-name="T4">"fcentre"</text:span><text:span text:style-name="T1">&gt;</text:span></text:p>
      <text:p text:style-name="P1"><text:span text:style-name="T1">&lt;/</text:span><text:span text:style-name="T2">td</text:span><text:span text:style-name="T1">&gt;</text:span> </text:p>
      <text:p text:style-name="P1"><text:span text:style-name="T1">&lt;</text:span><text:span text:style-name="T2">td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</text:span>No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No"</text:span> <text:span text:style-name="T3">id</text:span>=<text:span text:style-name="T4">"no"</text:span><text:span text:style-name="T1">&gt;</text:span>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title"</text:span><text:span text:style-name="T1">&gt;</text:span>Title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Title"</text:span> <text:span text:style-name="T3">id</text:span>=<text:span text:style-name="T4">""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checkbox"</text:span><text:span text:style-name="T1">&gt;</text:span>please complete the following X Questionnaire with specific regard to the above enquiry,by placing a cross in the appropriate box 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ol</text:span><text:span text:style-name="T1">&gt;</text:span></text:p>
      <text:p text:style-name="P1"><text:span text:style-name="T1">&lt;</text:span><text:span text:style-name="T2">table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ead</text:span><text:span text:style-name="T1">&gt;</text:span></text:p>
      <text:p text:style-name="P1"><text:span text:style-name="T1">&lt;</text:span><text:span text:style-name="T2">th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Strongly agree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agree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uncertainly/not applicable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disagree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strongly disagree<text:span text:style-name="T1">&lt;/</text:span><text:span text:style-name="T2">th</text:span><text:span text:style-name="T1">&gt;</text:span></text:p>
      <text:p text:style-name="P1"><text:span text:style-name="T1">&lt;/</text:span><text:span text:style-name="T2">thea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oft-page-break/><text:span text:style-name="T1">&lt;</text:span><text:span text:style-name="T2">ol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<text:span text:style-name="T1">&lt;</text:span><text:span text:style-name="T2">li</text:span><text:span text:style-name="T1">&gt;</text:span>Initially i was able to contact the service easily<text:span text:style-name="T1">&lt;/</text:span><text:span text:style-name="T2">li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2"/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 <text:span text:style-name="T1">&lt;</text:span><text:span text:style-name="T2">li</text:span><text:span text:style-name="T1">&gt;</text:span>I was informed when I could expect an answer<text:span text:style-name="T1">&lt;/</text:span><text:span text:style-name="T2">li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<text:span text:style-name="T1">&lt;</text:span><text:span text:style-name="T2">li</text:span><text:span text:style-name="T1">&gt;</text:span>The answer provided was sufficiently detailed for my needs<text:span text:style-name="T1">&lt;/</text:span><text:span text:style-name="T2">li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 <text:span text:style-name="T1">&lt;</text:span><text:span text:style-name="T2">li</text:span><text:span text:style-name="T1">&gt;</text:span>In general I found the service to be helpful<text:span text:style-name="T1">&lt;/</text:span><text:span text:style-name="T2">li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oft-page-break/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<text:span text:style-name="T1">&lt;</text:span><text:span text:style-name="T2">li</text:span><text:span text:style-name="T1">&gt;</text:span>I had to contact the MI centre more than once before i received a response<text:span text:style-name="T1">&lt;/</text:span><text:span text:style-name="T2">li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<text:span text:style-name="T1">&lt;</text:span><text:span text:style-name="T2">li</text:span><text:span text:style-name="T1">&gt;</text:span>I received answer to my enquiry too late for it to be useful<text:span text:style-name="T1">&lt;/</text:span><text:span text:style-name="T2">li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<text:span text:style-name="T1">&lt;</text:span><text:span text:style-name="T2">li</text:span><text:span text:style-name="T1">&gt;</text:span>the information has received when request<text:span text:style-name="T1">&lt;/</text:span><text:span text:style-name="T2">li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<text:span text:style-name="T1">&lt;</text:span><text:span text:style-name="T2">li</text:span><text:span text:style-name="T1">&gt;</text:span>I did not receive the information that I required<text:span text:style-name="T1">&lt;/</text:span><text:span text:style-name="T2">li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oft-page-break/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<text:span text:style-name="T1">&lt;</text:span><text:span text:style-name="T2">li</text:span><text:span text:style-name="T1">&gt;</text:span>I received the anser to my enquiry within the time requested<text:span text:style-name="T1">&lt;/</text:span><text:span text:style-name="T2">li</text:span><text:span text:style-name="T1">&gt;&lt;/</text:span><text:span text:style-name="T2">td</text:span><text:span text:style-name="T1">&gt;</text:span> 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<text:span text:style-name="T1">&lt;</text:span><text:span text:style-name="T2">li</text:span><text:span text:style-name="T1">&gt;</text:span>I was happy with the answer to my questions<text:span text:style-name="T1">&lt;/</text:span><text:span text:style-name="T2">li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<text:span text:style-name="T1">&lt;</text:span><text:span text:style-name="T2">li</text:span><text:span text:style-name="T1">&gt;</text:span>My questions was ansered in full<text:span text:style-name="T1">&lt;/</text:span><text:span text:style-name="T2">li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ol</text:span><text:span text:style-name="T1">&gt;</text:span></text:p>
      <text:p text:style-name="P1"><text:soft-page-break/><text:span text:style-name="T1">&lt;/</text:span><text:span text:style-name="T2">div</text:span><text:span text:style-name="T1">&gt;</text:span></text:p>
      <text:p text:style-name="P1"><text:span text:style-name="T1">&lt;/</text:span><text:span text:style-name="T2">form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2:04:26.208717743</meta:creation-date>
    <dc:date>2020-04-05T12:04:51.122058542</dc:date>
    <meta:editing-duration>PT25S</meta:editing-duration>
    <meta:editing-cycles>1</meta:editing-cycles>
    <meta:document-statistic meta:table-count="0" meta:image-count="0" meta:object-count="0" meta:page-count="5" meta:paragraph-count="205" meta:word-count="572" meta:character-count="5540" meta:non-whitespace-character-count="5171"/>
    <meta:generator>LibreOffice/6.0.7.3$Linux_X86_64 LibreOffice_project/00m0$Build-3</meta:generator>
  </office:meta>
</office:document-meta>
</file>